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02958b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0448e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fo:language="it" fo:country="I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448e8" officeooo:paragraph-rsid="000448e8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071331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0448e8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2958b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79deb" officeooo:paragraph-rsid="0008125d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fo:font-size="13pt" fo:language="it" fo:country="IT" fo:font-weight="normal" officeooo:rsid="000960d8" officeooo:paragraph-rsid="000938a3" style:font-size-asian="11.3500003814697pt" style:font-weight-asian="normal" style:font-size-complex="13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officeooo:rsid="0008125d"/>
    </style:style>
    <style:style style:name="T4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07a4dd" style:font-size-asian="11.3500003814697pt" style:font-weight-asian="bold" style:font-size-complex="13pt" style:font-weight-complex="bold"/>
    </style:style>
    <style:style style:name="T6" style:family="text">
      <style:text-properties style:font-name="Calibri" fo:font-size="13pt" fo:language="it" fo:country="IT" fo:font-weight="bold" officeooo:rsid="0008125d" style:font-size-asian="11.3500003814697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Traccia</text:span><text:span text:style-name="T5">to</text:span><text:span text:style-name="T4"> record entità: </text:span><text:span text:style-name="T6">Dipendente</text:span></text:p>
      <text:p text:style-name="P1"/>
      <text:p text:style-name="P3">Elenco ordinato campi entità:</text:p>
      <text:list xml:id="list787056161" text:style-name="L1">
        <text:list-item>
          <text:p text:style-name="P9">Interno</text:p>
        </text:list-item>
        <text:list-item>
          <text:p text:style-name="P9">Scala</text:p>
        </text:list-item>
        <text:list-item>
          <text:p text:style-name="P9">Piano</text:p>
        </text:list-item>
        <text:list-item>
          <text:p text:style-name="P9">Lato</text:p>
        </text:list-item>
        <text:list-item>
          <text:p text:style-name="P9">Superficie</text:p>
        </text:list-item>
        <text:list-item>
          <text:p text:style-name="P9">Balconi</text:p>
        </text:list-item>
        <text:list-item>
          <text:p text:style-name="P9">Classe_Ene </text:p>
        </text:list-item>
      </text:list>
      <text:p text:style-name="P2">Separatore di campo: <text:span text:style-name="T1">=</text:span></text:p>
      <text:p text:style-name="P2">Separatore di record: <text:span text:style-name="T2">\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gnazio Leonardo Calogero Sperandeo</text:p>
      <text:p text:style-name="P5"><text:span text:style-name="T3">03</text:span>/<text:span text:style-name="T3">10</text:span>/2024</text:p>
      <text:p text:style-name="P5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24:25.509962262</meta:creation-date>
    <dc:date>2024-10-06T15:23:03.604098163</dc:date>
    <meta:editing-duration>PT10M5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7" meta:character-count="217" meta:non-whitespace-character-count="200"/>
  </office:meta>
</office:document-meta>
</file>